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5193in" svg:y="2.172in">
            <draw:object draw:notify-on-update-of-ranges="Sheet1.D22:Sheet1.D31 Sheet1.E22:Sheet1.E31 Sheet1.G22:Sheet1.G31 Sheet1.G22:Sheet1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ampling \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STDE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AVERAGE([.B2:.F2])" office:value-type="float" office:value="0.0094" calcext:value-type="float">
            <text:p>0.0094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formula="of:=AVERAGE([.B3:.F3])" office:value-type="float" office:value="0.0092" calcext:value-type="float">
            <text:p>0.0092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formula="of:=AVERAGE([.B4:.F4])" office:value-type="float" office:value="0.0102" calcext:value-type="float">
            <text:p>0.0102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formula="of:=AVERAGE([.B5:.F5])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6:.F6])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7:.F7])" office:value-type="float" office:value="0.0106" calcext:value-type="float">
            <text:p>0.0106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.006" calcext:value-type="float">
            <text:p>0.006</text:p>
          </table:table-cell>
          <table:table-cell table:formula="of:=AVERAGE([.B8:.F8])" office:value-type="float" office:value="0.0094" calcext:value-type="float">
            <text:p>0.0094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6" calcext:value-type="float">
            <text:p>0.006</text:p>
          </table:table-cell>
          <table:table-cell table:formula="of:=AVERAGE([.B9:.F9])" office:value-type="float" office:value="0.0104" calcext:value-type="float">
            <text:p>0.0104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10:.F10])" office:value-type="float" office:value="0.0098" calcext:value-type="float">
            <text:p>0.0098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formula="of:=AVERAGE([.B11:.F11])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0.0094" calcext:value-type="float">
            <text:p>0.0094</text:p>
          </table:table-cell>
          <table:table-cell/>
          <table:table-cell office:value-type="float" office:value="0.0003308403" calcext:value-type="float">
            <text:p>0.00033084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9" calcext:value-type="float">
            <text:p>0.9</text:p>
          </table:table-cell>
          <table:table-cell office:value-type="float" office:value="0.0092" calcext:value-type="float">
            <text:p>0.0092</text:p>
          </table:table-cell>
          <table:table-cell/>
          <table:table-cell office:value-type="float" office:value="0.0003202125" calcext:value-type="float">
            <text:p>0.00032021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75" calcext:value-type="float">
            <text:p>0.75</text:p>
          </table:table-cell>
          <table:table-cell office:value-type="float" office:value="0.0102" calcext:value-type="float">
            <text:p>0.0102</text:p>
          </table:table-cell>
          <table:table-cell/>
          <table:table-cell office:value-type="float" office:value="0.0004214965" calcext:value-type="float">
            <text:p>0.00042149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0004237968" calcext:value-type="float">
            <text:p>0.000423796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4335525" calcext:value-type="float">
            <text:p>0.00043355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35" calcext:value-type="float">
            <text:p>0.35</text:p>
          </table:table-cell>
          <table:table-cell office:value-type="float" office:value="0.0106" calcext:value-type="float">
            <text:p>0.0106</text:p>
          </table:table-cell>
          <table:table-cell/>
          <table:table-cell office:value-type="float" office:value="0.0004601506" calcext:value-type="float">
            <text:p>0.00046015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25" calcext:value-type="float">
            <text:p>0.25</text:p>
          </table:table-cell>
          <table:table-cell office:value-type="float" office:value="0.0094" calcext:value-type="float">
            <text:p>0.0094</text:p>
          </table:table-cell>
          <table:table-cell/>
          <table:table-cell office:value-type="float" office:value="0.0004233967" calcext:value-type="float">
            <text:p>0.00042339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0.0104" calcext:value-type="float">
            <text:p>0.0104</text:p>
          </table:table-cell>
          <table:table-cell/>
          <table:table-cell office:value-type="float" office:value="0.0004726487" calcext:value-type="float">
            <text:p>0.000472648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05" calcext:value-type="float">
            <text:p>0.05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0.0004280497" calcext:value-type="float">
            <text:p>0.000428049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4368034" calcext:value-type="float">
            <text:p>0.000436803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0:39:38.247617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52:24.298857139</meta:creation-date>
    <dc:date>2018-02-06T10:41:59.680415171</dc:date>
    <meta:editing-duration>PT2H37M7S</meta:editing-duration>
    <meta:editing-cycles>25</meta:editing-cycles>
    <meta:generator>LibreOffice/4.3.3.2$Linux_X86_64 LibreOffice_project/430m0$Build-2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heet1.G22:Sheet1.G31" chart:error-lower-range="Sheet1.G22:Sheet1.G31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G22:Sheet1.G31" chart:error-lower-range="Sheet1.G22:Sheet1.G31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2:Sheet1.G31" chart:error-lower-range="Sheet1.G22:Sheet1.G3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D22:Sheet1.E31" chart:data-source-has-labels="column" svg:x="1.331cm" svg:y="0.18cm" svg:width="14.349cm" svg:height="7.659cm">
          <chartooo:coordinate-region svg:x="2.614cm" svg:y="0.379cm" svg:width="13.066cm" svg:height="6.813cm"/>
          <chart:axis chart:dimension="x" chart:name="primary-x" chart:style-name="ch3" chartooo:axis-type="auto">
            <chartooo:date-scale/>
            <chart:title svg:x="7.336cm" svg:y="8.019cm" chart:style-name="ch4">
              <text:p>Sampling rates</text:p>
            </chart:title>
            <chart:categories table:cell-range-address="Sheet1.D22:Sheet1.D31"/>
          </chart:axis>
          <chart:axis chart:dimension="y" chart:name="primary-y" chart:style-name="ch5">
            <chart:title svg:x="0.451cm" svg:y="5.429cm" chart:style-name="ch6">
              <text:p>Response time (s)</text:p>
            </chart:title>
            <chart:grid chart:style-name="ch7" chart:class="major"/>
          </chart:axis>
          <chart:series chart:style-name="ch8" chart:values-cell-range-address="Sheet1.E22:Sheet1.E31" chart:class="chart:bar"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22:Sheet1.D31</svg:desc>
                </draw:g>
              </table:table-cell>
              <table:table-cell office:value-type="float" office:value="0.0094">
                <text:p>0.0094</text:p>
                <draw:g>
                  <svg:desc>Sheet1.E22:Sheet1.E31</svg:desc>
                </draw:g>
              </table:table-cell>
              <table:table-cell office:value-type="float" office:value="0.0003308403">
                <text:p>0.0003308403</text:p>
                <draw:g>
                  <svg:desc>Sheet1.G22:Sheet1.G31</svg:desc>
                </draw:g>
              </table:table-cell>
              <table:table-cell office:value-type="float" office:value="0.0003308403">
                <text:p>0.0003308403</text:p>
                <draw:g>
                  <svg:desc>Sheet1.G22:Sheet1.G31</svg:desc>
                </draw:g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092">
                <text:p>0.0092</text:p>
              </table:table-cell>
              <table:table-cell office:value-type="float" office:value="0.0003202125">
                <text:p>0.0003202125</text:p>
              </table:table-cell>
              <table:table-cell office:value-type="float" office:value="0.0003202125">
                <text:p>0.000320212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0102">
                <text:p>0.0102</text:p>
              </table:table-cell>
              <table:table-cell office:value-type="float" office:value="0.0004214965">
                <text:p>0.0004214965</text:p>
              </table:table-cell>
              <table:table-cell office:value-type="float" office:value="0.0004214965">
                <text:p>0.000421496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04237968">
                <text:p>0.0004237968</text:p>
              </table:table-cell>
              <table:table-cell office:value-type="float" office:value="0.0004237968">
                <text:p>0.000423796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004335525">
                <text:p>0.0004335525</text:p>
              </table:table-cell>
              <table:table-cell office:value-type="float" office:value="0.0004335525">
                <text:p>0.0004335525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0106">
                <text:p>0.0106</text:p>
              </table:table-cell>
              <table:table-cell office:value-type="float" office:value="0.0004601506">
                <text:p>0.0004601506</text:p>
              </table:table-cell>
              <table:table-cell office:value-type="float" office:value="0.0004601506">
                <text:p>0.000460150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0094">
                <text:p>0.0094</text:p>
              </table:table-cell>
              <table:table-cell office:value-type="float" office:value="0.0004233967">
                <text:p>0.0004233967</text:p>
              </table:table-cell>
              <table:table-cell office:value-type="float" office:value="0.0004233967">
                <text:p>0.000423396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104">
                <text:p>0.0104</text:p>
              </table:table-cell>
              <table:table-cell office:value-type="float" office:value="0.0004726487">
                <text:p>0.0004726487</text:p>
              </table:table-cell>
              <table:table-cell office:value-type="float" office:value="0.0004726487">
                <text:p>0.000472648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098">
                <text:p>0.0098</text:p>
              </table:table-cell>
              <table:table-cell office:value-type="float" office:value="0.0004280497">
                <text:p>0.0004280497</text:p>
              </table:table-cell>
              <table:table-cell office:value-type="float" office:value="0.0004280497">
                <text:p>0.0004280497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004368034">
                <text:p>0.0004368034</text:p>
              </table:table-cell>
              <table:table-cell office:value-type="float" office:value="0.0004368034">
                <text:p>0.0004368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